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text-properties fo:color="#3333ff" fo:font-size="20pt" fo:background-color="#ffcc00" style:font-size-asian="20pt" style:font-size-complex="20pt"/>
    </style:style>
    <style:style style:name="P11" style:family="paragraph" style:parent-style-name="Standard">
      <style:text-properties fo:font-size="16pt" style:font-size-asian="16pt" style:font-size-complex="16pt"/>
    </style:style>
    <style:style style:name="P12" style:family="paragraph" style:parent-style-name="Table_20_Contents">
      <style:text-properties fo:font-size="15pt" style:font-size-asian="15pt" style:font-size-complex="15pt"/>
    </style:style>
    <style:style style:name="P13" style:family="paragraph" style:parent-style-name="Table_20_Contents">
      <style:text-properties fo:font-size="15pt" style:font-size-asian="15pt" style:language-asian="ja" style:country-asian="JP" style:font-size-complex="15pt"/>
    </style:style>
    <style:style style:name="P14" style:family="paragraph" style:parent-style-name="Standard">
      <style:text-properties fo:font-size="15pt" style:font-size-asian="15pt" style:font-size-complex="15pt"/>
    </style:style>
    <style:style style:name="P15"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6"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7" style:family="paragraph" style:parent-style-name="Standard">
      <style:text-properties fo:color="#3333ff" fo:font-size="20pt" fo:background-color="#ffcc00" style:font-size-asian="20pt" style:font-size-complex="20pt"/>
    </style:style>
    <style:style style:name="T1" style:family="text">
      <style:text-properties fo:color="#3333ff"/>
    </style:style>
    <style:style style:name="T2" style:family="text">
      <style:text-properties fo:color="#009900"/>
    </style:style>
    <style:style style:name="T3" style:family="text">
      <style:text-properties style:language-asian="ja" style:country-asian="JP"/>
    </style:style>
    <style:style style:name="T4" style:family="text">
      <style:text-properties fo:color="#8000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3">https://pubs.rsc.org/en/content/articlelanding/2017/cs/c6cs00066e#!divAbstract</text:span></text:a></text:p>
      <text:p text:style-name="P3"/>
      <text:p text:style-name="P1"/>
      <text:p text:style-name="P1">M-47</text:p>
      <text:p text:style-name="P7"/>
      <text:p text:style-name="P7"/>
      <text:p text:style-name="P1">=========================[ 20200601_123641</text:p>
      <text:p text:style-name="P10">#1</text:p>
      <text:section text:style-name="Sect1" text:name="セクション4">
        <text:p text:style-name="P11"><text:s/>Plasma technology – a novel solution for CO2 conversion? </text:p>
        <text:p text:style-name="P11"/>
        <text:p text:style-name="P11">Abstract</text:p>
        <text:p text:style-name="P7"/>
        <text:p text:style-name="P11">CO2 conversion into value-added chemicals and fuels is considered as one of the great challenges of the 21st century.</text:p>
        <text:p text:style-name="P11"/>
        <text:p text:style-name="P11"><text:s/>Due to the limitations of the traditional thermal approaches,</text:p>
        <text:p text:style-name="P11"/>
        <text:p text:style-name="P11"><text:s/>several novel technologies are being developed.</text:p>
        <text:p text:style-name="P11"/>
        <text:p text:style-name="P11"><text:s/>One promising approach in this field,</text:p>
        <text:p text:style-name="P11"/>
        <text:p text:style-name="P11"><text:s/>which has received little attention to date,</text:p>
        <text:p text:style-name="P11"/>
        <text:p text:style-name="P11"><text:s/>is plasma technology.</text:p>
        <text:p text:style-name="P11"/>
        <text:p text:style-name="P11"><text:s/>Its advantages include mild operating conditions,</text:p>
        <text:p text:style-name="P11"/>
        <text:p text:style-name="P11"><text:s/>easy upscaling,</text:p>
        <text:p text:style-name="P11"/>
        <text:p text:style-name="P11"><text:s/>and gas activation by energetic electrons instead of heat.</text:p>
        <text:p text:style-name="P11"/>
        <text:p text:style-name="P11"><text:s/>This allows thermodynamically difficult reactions,</text:p>
        <text:p text:style-name="P11"/>
        <text:p text:style-name="P11"><text:s/>such as CO2 splitting and the dry reformation of methane,</text:p>
        <text:p text:style-name="P11"/>
        <text:p text:style-name="P11"><text:s/>to occur with reasonable energy cost.</text:p>
        <text:p text:style-name="P11"/>
        <text:p text:style-name="P11"><text:s/>In this review,</text:p>
        <text:p text:style-name="P11"/>
        <text:p text:style-name="P11"><text:s/>after exploring the traditional thermal approaches,</text:p>
        <text:p text:style-name="P11"/>
        <text:p text:style-name="P11"><text:s/>we have provided a brief overview of the fierce competition between various novel approaches in a quest to find the most effective and efficient CO2 conversion technology.</text:p>
        <text:p text:style-name="P11"/>
        <text:p text:style-name="P11"><text:s/>This is needed to critically assess whether plasma technology can be successful in an already crowded arena.</text:p>
        <text:p text:style-name="P11"/>
        <text:p text:style-name="P11"><text:soft-page-break/><text:s/>The following questions need to be answered in this regard: are there key advantages to using plasma technology over other novel approaches,</text:p>
        <text:p text:style-name="P11"/>
        <text:p text:style-name="P11"><text:s/>and if so,</text:p>
        <text:p text:style-name="P11"/>
        <text:p text:style-name="P11"><text:s/>what is the flip side to the use of this technology? Can plasma technology be successful on its own,</text:p>
        <text:p text:style-name="P11"/>
        <text:p text:style-name="P11"><text:s/>or can synergies be achieved by combining it with other technologies? To answer these specific questions and to evaluate the potentials and limitations of plasma technology in general,</text:p>
        <text:p text:style-name="P11"/>
        <text:p text:style-name="P11"><text:s/>this review presents the current state-of-the-art and a critical assessment of plasma-based CO2 conversion,</text:p>
        <text:p text:style-name="P11"/>
        <text:p text:style-name="P11"><text:s/>as well as the future challenges for its practical implementation.</text:p>
        <text:p text:style-name="P11"/>
        <text:p text:style-name="P11"/>
      </text:section>
      <text:p text:style-name="P1"/>
      <text:p text:style-name="P10">#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0">#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text:span text:style-name="T1">co-reactant</text:span>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text:span text:style-name="T1">direct oxidative pathway</text:span>,</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0">#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0">#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0">#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2">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0">#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0">#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0">#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0">#9.1</text:p>
        <text:p text:style-name="P1">The electrochemical %%<text:span text:style-name="T1">valorization</text:spa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0">#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text:span text:style-name="T1">overpotential</text:span>,</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0">#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0">#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0">#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0">#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0">#10.3</text:p>
        <text:p text:style-name="P1">60,61 Another promising pathway,</text:p>
        <text:p text:style-name="P1"/>
        <text:p text:style-name="P1"><text:s/>which operates at lower temperatures than ceria,</text:p>
        <text:p text:style-name="P1"/>
        <text:p text:style-name="P1"><text:s/>is the exploration of doped %%<text:span text:style-name="T1">perovskite oxides</text:span>.</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0">#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text:span text:style-name="T2">lack of fundamental research into the behaviour of the metal oxides under the high-temperature conditions</text:span>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0">#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0">#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0">#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0">#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text:span text:style-name="T1">conduction band energy minimum</text:span>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0">#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0">#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0">#===========</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0">#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0">#12.1</text:p>
        <text:p text:style-name="P1">69,70 Microalgae can typically be used to capture CO2 from three different sources: atmospheric CO2, CO2 emissions from power plants and industrial processes,</text:p>
        <text:p text:style-name="P1"><text:soft-page-break/></text:p>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text:span text:style-name="T2">algae are more photosynthetically efficient than terrestrial plants</text:span>,</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text:span text:style-name="T1">biomass-to-liquid</text:span> (BTL) approaches using fast growing algae.</text:p>
        <text:p text:style-name="P1"/>
        <text:p text:style-name="P1">69,70 Furthermore,</text:p>
        <text:p text:style-name="P1"/>
        <text:p text:style-name="P1"><text:s/>valuable co-products,</text:p>
        <text:p text:style-name="P1"/>
        <text:p text:style-name="P1"><text:s/>such as %%<text:span text:style-name="T1">biopolymers</text:span>,</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text:soft-page-break/>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0">#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0">#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0">#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0">#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0">#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0">#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0">#13.4</text:p>
        <text:p text:style-name="P1"><text:s/>Unlike in conventional heating,</text:p>
        <text:p text:style-name="P1"/>
        <text:p text:style-name="P1"><text:s/>the applied microwave energy is #%<text:span text:style-name="T2">transferred directly</text:span>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text:span text:style-name="T2">formation of hot spots</text:span>,</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0">#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0">#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0">#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0">#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0">#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0">#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0">#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0">#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0">#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text:span text:style-name="T2">only one possibility to create a plasma</text:span>,</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0">#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text:span text:style-name="T2">locational flexibility</text:span>.</text:p>
        <text:p text:style-name="P1"/>
        <text:p text:style-name="P1"><text:s/>As such,</text:p>
        <text:p text:style-name="P1"/>
        <text:p text:style-name="P1"><text:s/>both production on demand and remote production become possible,</text:p>
        <text:p text:style-name="P1"/>
        <text:p text:style-name="P1"><text:s/>which is a critical point for %%<text:span text:style-name="T1">carbon capture and utilization (CCU)</text:span> techniques.</text:p>
        <text:p text:style-name="P1"/>
        <text:p text:style-name="P1"/>
        <text:p text:style-name="P8"/>
        <text:p text:style-name="P10">#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text:span text:style-name="T2">non-selective in the formation of targeted products</text:span>.</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0"><text:soft-page-break/>#18</text:p>
      <text:section text:style-name="Sect1" text:name="セクション17">
        <text:p text:style-name="P1"><text:s/>4.1.3. Warm plasmas</text:p>
        <text:p text:style-name="P1"/>
        <text:p text:style-name="P1">Conventional thermal and non-thermal discharges #%<text:span text:style-name="T2">cannot simultaneously provide a high level of non-equilibrium and a high electron density</text:span>,</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ext:span text:style-name="T1">translational temperature</text:span>.</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text:span text:style-name="T1">electron energy distribution</text:spa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0">#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0">#19</text:p>
      <text:section text:style-name="Sect2" text:name="セクション18">
        <text:p text:style-name="P1"><text:s/>4.1.4. CO2 dissociation channels</text:p>
        <text:p text:style-name="P1"/>
        <text:p text:style-name="P1">For a better understanding of the difference between non-thermal and %%<text:span text:style-name="T1">warm discharges</text:span>,</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text:span text:style-name="T2">90% of the energy goes into vibrational excitations</text:span>.</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0"><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text:span text:style-name="T2">vibrational levels of CO2 can play an important role in the efficient dissociation of CO2</text:span>. To achieve direct electron-impact dissociation,</text:p>
        <text:p text:style-name="P1"/>
        <text:p text:style-name="P1"><text:s/>an electron #%<text:span text:style-name="T2">needs to have enough energy (&gt;7 eV)</text:span>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text:span text:style-name="T2">step-wise vibrational excitation</text:span>,</text:p>
        <text:p text:style-name="P1"/>
        <text:p text:style-name="P1"><text:s/>i.</text:p>
        <text:p text:style-name="P1"/>
        <text:p text:style-name="P1">e. the so-called %%<text:span text:style-name="T1">ladder-climbing process</text:span> (reproduced from ref.</text:p>
        <text:p text:style-name="P1"/>
        <text:p text:style-name="P1"><text:s/>91 with permission from the Royal Society of Chemistry).</text:p>
        <text:p text:style-name="P1"/>
        <text:p text:style-name="P1"><text:s/></text:p>
      </text:section>
      <text:p text:style-name="P1"/>
      <text:p text:style-name="P8">@@@</text:p>
      <text:p text:style-name="P16">#20</text:p>
      <text:section text:style-name="Sect2" text:name="セクション19">
        <text:p text:style-name="P1"><text:s/>4.2. Different types of plasma set-ups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text:soft-page-break/></text:p>
        <text:p text:style-name="P1">78,86 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text:soft-page-break/>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2"/>
          </table:table-cell>
          <table:table-cell table:style-name="表1.A1" office:value-type="string">
            <text:p text:style-name="P4">#%<text:span text:style-name="T1">Plasma-Driven Catalysis</text:span></text:p>
          </table:table-cell>
          <table:table-cell table:style-name="表1.A1" office:value-type="string">
            <text:p text:style-name="P12">keyword</text:p>
          </table:table-cell>
          <table:table-cell table:style-name="表1.D1" office:value-type="string">
            <text:p text:style-name="P13">青２</text:p>
          </table:table-cell>
        </table:table-row>
        <table:table-row>
          <table:table-cell table:style-name="表1.A2" office:value-type="string">
            <text:p text:style-name="P12"/>
          </table:table-cell>
          <table:table-cell table:style-name="表1.A2" office:value-type="string">
            <text:p text:style-name="P4">%%<text:span text:style-name="T2">flexibility to be scaled up and down</text:span></text:p>
          </table:table-cell>
          <table:table-cell table:style-name="表1.A2" office:value-type="string">
            <text:p text:style-name="P12">notice</text:p>
          </table:table-cell>
          <table:table-cell table:style-name="表1.D2" office:value-type="string">
            <text:p text:style-name="P13">緑４</text:p>
          </table:table-cell>
        </table:table-row>
        <table:table-row>
          <table:table-cell table:style-name="表1.A2" office:value-type="string">
            <text:p text:style-name="P12"/>
          </table:table-cell>
          <table:table-cell table:style-name="表1.A2" office:value-type="string">
            <text:p text:style-name="P9">#2</text:p>
          </table:table-cell>
          <table:table-cell table:style-name="表1.A2" office:value-type="string">
            <text:p text:style-name="P12">location number</text:p>
          </table:table-cell>
          <table:table-cell table:style-name="表1.D2" office:value-type="string">
            <text:p text:style-name="P13">青２</text:p>
            <text:p text:style-name="P13">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2">1</text:p>
          </table:table-cell>
          <table:table-cell table:style-name="表2.B1" office:value-type="string">
            <text:p text:style-name="P1">([^\d])(\.|\,)</text:p>
          </table:table-cell>
          <table:table-cell table:style-name="表2.B1" office:value-type="string">
            <text:p text:style-name="P12">$1$2\n\n</text:p>
          </table:table-cell>
          <table:table-cell table:style-name="表2.D1" office:value-type="string">
            <text:p text:style-name="P13"/>
          </table:table-cell>
        </table:table-row>
        <table:table-row>
          <table:table-cell table:style-name="表2.A2">
            <text:p text:style-name="P12"/>
          </table:table-cell>
          <table:table-cell table:style-name="表2.B2" office:value-type="string">
            <text:p text:style-name="P1">([^\d]{2,}?)(\.|\,)</text:p>
          </table:table-cell>
          <table:table-cell table:style-name="表2.B2" office:value-type="string">
            <text:p text:style-name="P12">$1$2\n\n</text:p>
          </table:table-cell>
          <table:table-cell table:style-name="表2.D2" office:value-type="string">
            <text:p text:style-name="P13"/>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09T17:35:38.99</dc:date>
    <dc:creator>iwabuchi ken</dc:creator>
    <meta:editing-duration>PT7H24M</meta:editing-duration>
    <meta:editing-cycles>95</meta:editing-cycles>
    <meta:generator>OpenOffice/4.1.3$Win32 OpenOffice.org_project/413m1$Build-9783</meta:generator>
    <meta:document-statistic meta:table-count="2" meta:image-count="0" meta:object-count="0" meta:page-count="65" meta:paragraph-count="1513" meta:word-count="13303" meta:character-count="86052"/>
  </office:meta>
</office:document-meta>
</file>